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18" table:default-cell-style-name="Default"/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0000438522" calcext:value-type="float">
            <text:p>4.39E-06</text:p>
          </table:table-cell>
          <table:table-cell office:value-type="float" office:value="1.1" calcext:value-type="float">
            <text:p>1.1</text:p>
          </table:table-cell>
          <table:table-cell office:value-type="float" office:value="4513.8" calcext:value-type="float">
            <text:p>4.51E+03</text:p>
          </table:table-cell>
          <table:table-cell table:formula="of:=[.D1]/1000000000" office:value-type="float" office:value="0.0000045138" calcext:value-type="float">
            <text:p>4.5138E-06</text:p>
          </table:table-cell>
          <table:table-cell table:formula="of:=([.B1]-[.E1])/[.E1]" office:value-type="float" office:value="-0.0284859763392264" calcext:value-type="float">
            <text:p>-0.028485976339227</text:p>
          </table:table-cell>
          <table:table-cell/>
          <table:table-cell office:value-type="float" office:value="1.1" calcext:value-type="float">
            <text:p>1.1</text:p>
          </table:table-cell>
          <table:table-cell table:style-name="ce1" office:value-type="float" office:value="0.0000105" calcext:value-type="float">
            <text:p>1.05E-05</text:p>
          </table:table-cell>
          <table:table-cell table:style-name="ce1" office:value-type="float" office:value="0.00000438522" calcext:value-type="float">
            <text:p>4.39E-06</text:p>
          </table:table-cell>
          <table:table-cell table:formula="of:=([.J1]-[.I1])/[.I1]" office:value-type="float" office:value="-0.58236" calcext:value-type="float">
            <text:p>-0.58236</text:p>
          </table:table-cell>
          <table:table-cell/>
          <table:table-cell office:value-type="float" office:value="1.09481897063295" calcext:value-type="float">
            <text:p>1.09481897063295</text:p>
          </table:table-cell>
          <table:table-cell office:value-type="float" office:value="0.0000103150932243523" calcext:value-type="float">
            <text:p>1.03150932243523E-05</text:p>
          </table:table-cell>
          <table:table-cell table:number-columns-repeated="7"/>
          <table:table-cell table:style-name="ce1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00003941757" calcext:value-type="float">
            <text:p>3.94E-06</text:p>
          </table:table-cell>
          <table:table-cell office:value-type="float" office:value="1.2" calcext:value-type="float">
            <text:p>1.2</text:p>
          </table:table-cell>
          <table:table-cell office:value-type="float" office:value="4020.4" calcext:value-type="float">
            <text:p>4.02E+03</text:p>
          </table:table-cell>
          <table:table-cell table:formula="of:=[.D2]/1000000000" office:value-type="float" office:value="0.0000040204" calcext:value-type="float">
            <text:p>4.0204E-06</text:p>
          </table:table-cell>
          <table:table-cell table:formula="of:=([.B2]-[.E2])/[.E2]" office:value-type="float" office:value="-0.0195609889563229" calcext:value-type="float">
            <text:p>-0.019560988956323</text:p>
          </table:table-cell>
          <table:table-cell/>
          <table:table-cell office:value-type="float" office:value="1.3" calcext:value-type="float">
            <text:p>1.3</text:p>
          </table:table-cell>
          <table:table-cell table:style-name="ce1" office:value-type="float" office:value="0.00000734" calcext:value-type="float">
            <text:p>7.34E-06</text:p>
          </table:table-cell>
          <table:table-cell table:style-name="ce1" office:value-type="float" office:value="0.000003504003" calcext:value-type="float">
            <text:p>3.50E-06</text:p>
          </table:table-cell>
          <table:table-cell table:formula="of:=([.J2]-[.I2])/[.I2]" office:value-type="float" office:value="-0.522615395095368" calcext:value-type="float">
            <text:p>-0.522615395095368</text:p>
          </table:table-cell>
          <table:table-cell/>
          <table:table-cell office:value-type="float" office:value="1.2959023137943" calcext:value-type="float">
            <text:p>1.2959023137943</text:p>
          </table:table-cell>
          <table:table-cell office:value-type="float" office:value="0.00000722481956191548" calcext:value-type="float">
            <text:p>7.22481956191548E-06</text:p>
          </table:table-cell>
          <table:table-cell table:number-columns-repeated="7"/>
          <table:table-cell table:style-name="ce1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00003504003" calcext:value-type="float">
            <text:p>3.50E-06</text:p>
          </table:table-cell>
          <table:table-cell office:value-type="float" office:value="1.3" calcext:value-type="float">
            <text:p>1.3</text:p>
          </table:table-cell>
          <table:table-cell office:value-type="float" office:value="3557.3" calcext:value-type="float">
            <text:p>3.56E+03</text:p>
          </table:table-cell>
          <table:table-cell table:formula="of:=[.D3]/1000000000" office:value-type="float" office:value="0.0000035573" calcext:value-type="float">
            <text:p>3.5573E-06</text:p>
          </table:table-cell>
          <table:table-cell table:formula="of:=([.B3]-[.E3])/[.E3]" office:value-type="float" office:value="-0.0149824304950384" calcext:value-type="float">
            <text:p>-0.014982430495038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" office:value-type="float" office:value="0.00000522" calcext:value-type="float">
            <text:p>5.22E-06</text:p>
          </table:table-cell>
          <table:table-cell table:style-name="ce1" office:value-type="float" office:value="0.0000027001023" calcext:value-type="float">
            <text:p>2.70E-06</text:p>
          </table:table-cell>
          <table:table-cell table:formula="of:=([.J3]-[.I3])/[.I3]" office:value-type="float" office:value="-0.482739022988506" calcext:value-type="float">
            <text:p>-0.482739022988506</text:p>
          </table:table-cell>
          <table:table-cell/>
          <table:table-cell office:value-type="float" office:value="1.49554299202199" calcext:value-type="float">
            <text:p>1.49554299202199</text:p>
          </table:table-cell>
          <table:table-cell office:value-type="float" office:value="0.00000513965662891677" calcext:value-type="float">
            <text:p>5.13965662891677E-06</text:p>
          </table:table-cell>
          <table:table-cell table:number-columns-repeated="7"/>
          <table:table-cell table:style-name="ce1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00003077838" calcext:value-type="float">
            <text:p>3.08E-06</text:p>
          </table:table-cell>
          <table:table-cell office:value-type="float" office:value="1.4" calcext:value-type="float">
            <text:p>1.4</text:p>
          </table:table-cell>
          <table:table-cell office:value-type="float" office:value="3120.7" calcext:value-type="float">
            <text:p>3.12E+03</text:p>
          </table:table-cell>
          <table:table-cell table:formula="of:=[.D4]/1000000000" office:value-type="float" office:value="0.0000031207" calcext:value-type="float">
            <text:p>3.1207E-06</text:p>
          </table:table-cell>
          <table:table-cell table:formula="of:=([.B4]-[.E4])/[.E4]" office:value-type="float" office:value="-0.013734739000865" calcext:value-type="float">
            <text:p>-0.013734739000865</text:p>
          </table:table-cell>
          <table:table-cell/>
          <table:table-cell office:value-type="float" office:value="1.7" calcext:value-type="float">
            <text:p>1.7</text:p>
          </table:table-cell>
          <table:table-cell table:style-name="ce1" office:value-type="float" office:value="0.00000372" calcext:value-type="float">
            <text:p>3.72E-06</text:p>
          </table:table-cell>
          <table:table-cell table:style-name="ce1" office:value-type="float" office:value="0.0000020208519" calcext:value-type="float">
            <text:p>2.02E-06</text:p>
          </table:table-cell>
          <table:table-cell table:formula="of:=([.J4]-[.I4])/[.I4]" office:value-type="float" office:value="-0.456760241935484" calcext:value-type="float">
            <text:p>-0.456760241935484</text:p>
          </table:table-cell>
          <table:table-cell/>
          <table:table-cell office:value-type="float" office:value="1.6953833702149" calcext:value-type="float">
            <text:p>1.6953833702149</text:p>
          </table:table-cell>
          <table:table-cell office:value-type="float" office:value="0.00000367198798189408" calcext:value-type="float">
            <text:p>3.67198798189408E-06</text:p>
          </table:table-cell>
          <table:table-cell table:number-columns-repeated="7"/>
          <table:table-cell table:style-name="ce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0027001023" calcext:value-type="float">
            <text:p>2.70E-06</text:p>
          </table:table-cell>
          <table:table-cell office:value-type="float" office:value="1.5" calcext:value-type="float">
            <text:p>1.5</text:p>
          </table:table-cell>
          <table:table-cell office:value-type="float" office:value="2710.9" calcext:value-type="float">
            <text:p>2.71E+03</text:p>
          </table:table-cell>
          <table:table-cell table:formula="of:=[.D5]/1000000000" office:value-type="float" office:value="0.0000027109" calcext:value-type="float">
            <text:p>2.7109E-06</text:p>
          </table:table-cell>
          <table:table-cell table:formula="of:=([.B5]-[.E5])/[.E5]" office:value-type="float" office:value="-0.00398306835368331" calcext:value-type="float">
            <text:p>-0.003983068353683</text:p>
          </table:table-cell>
          <table:table-cell/>
          <table:table-cell office:value-type="float" office:value="1.9" calcext:value-type="float">
            <text:p>1.9</text:p>
          </table:table-cell>
          <table:table-cell table:style-name="ce1" office:value-type="float" office:value="0.00000265" calcext:value-type="float">
            <text:p>2.65E-06</text:p>
          </table:table-cell>
          <table:table-cell table:style-name="ce1" office:value-type="float" office:value="0.0000014919201" calcext:value-type="float">
            <text:p>1.49E-06</text:p>
          </table:table-cell>
          <table:table-cell table:formula="of:=([.J5]-[.I5])/[.I5]" office:value-type="float" office:value="-0.437011283018868" calcext:value-type="float">
            <text:p>-0.437011283018868</text:p>
          </table:table-cell>
          <table:table-cell/>
          <table:table-cell office:value-type="float" office:value="1.89526930146015" calcext:value-type="float">
            <text:p>1.89526930146015</text:p>
          </table:table-cell>
          <table:table-cell office:value-type="float" office:value="0.00000261232893116148" calcext:value-type="float">
            <text:p>2.61232893116148E-06</text:p>
          </table:table-cell>
          <table:table-cell table:number-columns-repeated="7"/>
          <table:table-cell table:style-name="ce1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000023454708" calcext:value-type="float">
            <text:p>2.35E-06</text:p>
          </table:table-cell>
          <table:table-cell office:value-type="float" office:value="1.6" calcext:value-type="float">
            <text:p>1.6</text:p>
          </table:table-cell>
          <table:table-cell office:value-type="float" office:value="2345.5" calcext:value-type="float">
            <text:p>2.35E+03</text:p>
          </table:table-cell>
          <table:table-cell table:formula="of:=[.D6]/1000000000" office:value-type="float" office:value="0.0000023455" calcext:value-type="float">
            <text:p>2.3455E-06</text:p>
          </table:table-cell>
          <table:table-cell table:formula="of:=([.B6]-[.E6])/[.E6]" office:value-type="float" office:value="-0.0000124493711360564" calcext:value-type="float">
            <text:p>-1.24493711360564E-05</text:p>
          </table:table-cell>
          <table:table-cell/>
          <table:table-cell office:value-type="float" office:value="2.1" calcext:value-type="float">
            <text:p>2.1</text:p>
          </table:table-cell>
          <table:table-cell table:style-name="ce1" office:value-type="float" office:value="0.0000019" calcext:value-type="float">
            <text:p>1.90E-06</text:p>
          </table:table-cell>
          <table:table-cell table:style-name="ce1" office:value-type="float" office:value="0.0000010820112" calcext:value-type="float">
            <text:p>1.08E-06</text:p>
          </table:table-cell>
          <table:table-cell table:formula="of:=([.J6]-[.I6])/[.I6]" office:value-type="float" office:value="-0.430520421052632" calcext:value-type="float">
            <text:p>-0.430520421052632</text:p>
          </table:table-cell>
          <table:table-cell/>
          <table:table-cell office:value-type="float" office:value="2.09586173191479" calcext:value-type="float">
            <text:p>2.09586173191479</text:p>
          </table:table-cell>
          <table:table-cell office:value-type="float" office:value="0.00000187462666133942" calcext:value-type="float">
            <text:p>1.87462666133942E-06</text:p>
          </table:table-cell>
          <table:table-cell table:number-columns-repeated="7"/>
          <table:table-cell table:style-name="ce1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000020208519" calcext:value-type="float">
            <text:p>2.02E-06</text:p>
          </table:table-cell>
          <table:table-cell office:value-type="float" office:value="1.7" calcext:value-type="float">
            <text:p>1.7</text:p>
          </table:table-cell>
          <table:table-cell office:value-type="float" office:value="2019.6" calcext:value-type="float">
            <text:p>2.02E+03</text:p>
          </table:table-cell>
          <table:table-cell table:formula="of:=[.D7]/1000000000" office:value-type="float" office:value="0.0000020196" calcext:value-type="float">
            <text:p>2.0196E-06</text:p>
          </table:table-cell>
          <table:table-cell table:formula="of:=([.B7]-[.E7])/[.E7]" office:value-type="float" office:value="0.000619875222816346" calcext:value-type="float">
            <text:p>0.000619875222816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ce1" office:value-type="float" office:value="0.00000135" calcext:value-type="float">
            <text:p>1.35E-06</text:p>
          </table:table-cell>
          <table:table-cell table:style-name="ce1" office:value-type="float" office:value="0.0000007780134" calcext:value-type="float">
            <text:p>7.78E-07</text:p>
          </table:table-cell>
          <table:table-cell table:formula="of:=([.J7]-[.I7])/[.I7]" office:value-type="float" office:value="-0.423693777777778" calcext:value-type="float">
            <text:p>-0.423693777777778</text:p>
          </table:table-cell>
          <table:table-cell/>
          <table:table-cell office:value-type="float" office:value="2.29574560678576" calcext:value-type="float">
            <text:p>2.29574560678576</text:p>
          </table:table-cell>
          <table:table-cell office:value-type="float" office:value="0.00000133752383445826" calcext:value-type="float">
            <text:p>1.33752383445826E-06</text:p>
          </table:table-cell>
          <table:table-cell table:number-columns-repeated="7"/>
          <table:table-cell table:style-name="ce1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000017390166" calcext:value-type="float">
            <text:p>1.74E-06</text:p>
          </table:table-cell>
          <table:table-cell office:value-type="float" office:value="1.8" calcext:value-type="float">
            <text:p>1.8</text:p>
          </table:table-cell>
          <table:table-cell office:value-type="float" office:value="1728" calcext:value-type="float">
            <text:p>1.73E+03</text:p>
          </table:table-cell>
          <table:table-cell table:formula="of:=[.D8]/1000000000" office:value-type="float" office:value="0.000001728" calcext:value-type="float">
            <text:p>1.728E-06</text:p>
          </table:table-cell>
          <table:table-cell table:formula="of:=([.B8]-[.E8])/[.E8]" office:value-type="float" office:value="0.00637534722222225" calcext:value-type="float">
            <text:p>0.006375347222222</text:p>
          </table:table-cell>
          <table:table-cell/>
          <table:table-cell office:value-type="float" office:value="2.5" calcext:value-type="float">
            <text:p>2.5</text:p>
          </table:table-cell>
          <table:table-cell table:style-name="ce1" office:value-type="float" office:value="0.000000969" calcext:value-type="float">
            <text:p>9.69E-07</text:p>
          </table:table-cell>
          <table:table-cell table:style-name="ce1" office:value-type="float" office:value="0.000000558534" calcext:value-type="float">
            <text:p>5.59E-07</text:p>
          </table:table-cell>
          <table:table-cell table:formula="of:=([.J8]-[.I8])/[.I8]" office:value-type="float" office:value="-0.423597523219814" calcext:value-type="float">
            <text:p>-0.423597523219814</text:p>
          </table:table-cell>
          <table:table-cell/>
          <table:table-cell office:value-type="float" office:value="2.49606321869225" calcext:value-type="float">
            <text:p>2.49606321869225</text:p>
          </table:table-cell>
          <table:table-cell table:style-name="ce1" office:value-type="float" office:value="0.00000094576141786501" calcext:value-type="float">
            <text:p>9.46E-07</text:p>
          </table:table-cell>
          <table:table-cell table:number-columns-repeated="7"/>
          <table:table-cell table:style-name="ce1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000014919201" calcext:value-type="float">
            <text:p>1.49E-06</text:p>
          </table:table-cell>
          <table:table-cell office:value-type="float" office:value="1.9" calcext:value-type="float">
            <text:p>1.9</text:p>
          </table:table-cell>
          <table:table-cell office:value-type="float" office:value="1473.6" calcext:value-type="float">
            <text:p>1.47E+03</text:p>
          </table:table-cell>
          <table:table-cell table:formula="of:=[.D9]/1000000000" office:value-type="float" office:value="0.0000014736" calcext:value-type="float">
            <text:p>1.4736E-06</text:p>
          </table:table-cell>
          <table:table-cell table:formula="of:=([.B9]-[.E9])/[.E9]" office:value-type="float" office:value="0.0124322068403909" calcext:value-type="float">
            <text:p>0.012432206840391</text:p>
          </table:table-cell>
          <table:table-cell/>
          <table:table-cell office:value-type="float" office:value="2.7" calcext:value-type="float">
            <text:p>2.7</text:p>
          </table:table-cell>
          <table:table-cell table:style-name="ce1" office:value-type="float" office:value="0.000000695" calcext:value-type="float">
            <text:p>6.95E-07</text:p>
          </table:table-cell>
          <table:table-cell table:style-name="ce1" office:value-type="float" office:value="0.0000004015251" calcext:value-type="float">
            <text:p>4.02E-07</text:p>
          </table:table-cell>
          <table:table-cell table:formula="of:=([.J9]-[.I9])/[.I9]" office:value-type="float" office:value="-0.422266043165468" calcext:value-type="float">
            <text:p>-0.422266043165468</text:p>
          </table:table-cell>
          <table:table-cell/>
          <table:table-cell office:value-type="float" office:value="2.69593486084472" calcext:value-type="float">
            <text:p>2.69593486084472</text:p>
          </table:table-cell>
          <table:table-cell table:style-name="ce1" office:value-type="float" office:value="0.00000068690371622018" calcext:value-type="float">
            <text:p>6.87E-07</text:p>
          </table:table-cell>
          <table:table-cell table:number-columns-repeated="7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273119" calcext:value-type="float">
            <text:p>1.27E-06</text:p>
          </table:table-cell>
          <table:table-cell office:value-type="float" office:value="2" calcext:value-type="float">
            <text:p>2</text:p>
          </table:table-cell>
          <table:table-cell office:value-type="float" office:value="1253.8" calcext:value-type="float">
            <text:p>1.25E+03</text:p>
          </table:table-cell>
          <table:table-cell table:formula="of:=[.D10]/1000000000" office:value-type="float" office:value="0.0000012538" calcext:value-type="float">
            <text:p>1.2538E-06</text:p>
          </table:table-cell>
          <table:table-cell table:formula="of:=([.B10]-[.E10])/[.E10]" office:value-type="float" office:value="0.0154083585898868" calcext:value-type="float">
            <text:p>0.015408358589887</text:p>
          </table:table-cell>
          <table:table-cell/>
          <table:table-cell office:value-type="float" office:value="2.9" calcext:value-type="float">
            <text:p>2.9</text:p>
          </table:table-cell>
          <table:table-cell table:style-name="ce1" office:value-type="float" office:value="0.000000501" calcext:value-type="float">
            <text:p>5.01E-07</text:p>
          </table:table-cell>
          <table:table-cell table:style-name="ce1" office:value-type="float" office:value="0.00000028912473" calcext:value-type="float">
            <text:p>2.89E-07</text:p>
          </table:table-cell>
          <table:table-cell table:formula="of:=([.J10]-[.I10])/[.I10]" office:value-type="float" office:value="-0.422904730538922" calcext:value-type="float">
            <text:p>-0.422904730538922</text:p>
          </table:table-cell>
          <table:table-cell/>
          <table:table-cell office:value-type="float" office:value="2.89722411826572" calcext:value-type="float">
            <text:p>2.89722411826572</text:p>
          </table:table-cell>
          <table:table-cell table:style-name="ce1" office:value-type="float" office:value="0.00000050003286576678" calcext:value-type="float">
            <text:p>5.00E-07</text:p>
          </table:table-cell>
          <table:table-cell table:number-columns-repeated="7"/>
          <table:table-cell table:style-name="ce1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000010820112" calcext:value-type="float">
            <text:p>1.08E-06</text:p>
          </table:table-cell>
          <table:table-cell office:value-type="float" office:value="2.1" calcext:value-type="float">
            <text:p>2.1</text:p>
          </table:table-cell>
          <table:table-cell office:value-type="float" office:value="1064.5" calcext:value-type="float">
            <text:p>1.06E+03</text:p>
          </table:table-cell>
          <table:table-cell table:formula="of:=[.D11]/1000000000" office:value-type="float" office:value="0.0000010645" calcext:value-type="float">
            <text:p>1.0645E-06</text:p>
          </table:table-cell>
          <table:table-cell table:formula="of:=([.B11]-[.E11])/[.E11]" office:value-type="float" office:value="0.0164501643964303" calcext:value-type="float">
            <text:p>0.01645016439643</text:p>
          </table:table-cell>
          <table:table-cell/>
          <table:table-cell office:value-type="float" office:value="3.1" calcext:value-type="float">
            <text:p>3.1</text:p>
          </table:table-cell>
          <table:table-cell table:style-name="ce1" office:value-type="float" office:value="0.000000362" calcext:value-type="float">
            <text:p>3.62E-07</text:p>
          </table:table-cell>
          <table:table-cell table:style-name="ce1" office:value-type="float" office:value="0.00000020898138" calcext:value-type="float">
            <text:p>2.09E-07</text:p>
          </table:table-cell>
          <table:table-cell table:formula="of:=([.J11]-[.I11])/[.I11]" office:value-type="float" office:value="-0.422703370165746" calcext:value-type="float">
            <text:p>-0.422703370165746</text:p>
          </table:table-cell>
          <table:table-cell/>
          <table:table-cell office:value-type="float" office:value="3.09778229204059" calcext:value-type="float">
            <text:p>3.09778229204059</text:p>
          </table:table-cell>
          <table:table-cell table:style-name="ce1" office:value-type="float" office:value="0.00000036216739935488" calcext:value-type="float">
            <text:p>3.62E-07</text:p>
          </table:table-cell>
          <table:table-cell table:number-columns-repeated="7"/>
          <table:table-cell table:style-name="ce1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000009195783" calcext:value-type="float">
            <text:p>9.20E-07</text:p>
          </table:table-cell>
          <table:table-cell office:value-type="float" office:value="2.2" calcext:value-type="float">
            <text:p>2.2</text:p>
          </table:table-cell>
          <table:table-cell office:value-type="float" office:value="902.41" calcext:value-type="float">
            <text:p>9.02E+02</text:p>
          </table:table-cell>
          <table:table-cell table:formula="of:=[.D12]/1000000000" office:value-type="float" office:value="0.00000090241" calcext:value-type="float">
            <text:p>9.0241E-07</text:p>
          </table:table-cell>
          <table:table-cell table:formula="of:=([.B12]-[.E12])/[.E12]" office:value-type="float" office:value="0.0190249443157767" calcext:value-type="float">
            <text:p>0.019024944315777</text:p>
          </table:table-cell>
          <table:table-cell/>
          <table:table-cell office:value-type="float" office:value="3.3" calcext:value-type="float">
            <text:p>3.3</text:p>
          </table:table-cell>
          <table:table-cell table:style-name="ce1" office:value-type="float" office:value="0.000000263" calcext:value-type="float">
            <text:p>2.63E-07</text:p>
          </table:table-cell>
          <table:table-cell table:style-name="ce1" office:value-type="float" office:value="0.00000014998353" calcext:value-type="float">
            <text:p>1.50E-07</text:p>
          </table:table-cell>
          <table:table-cell table:formula="of:=([.J12]-[.I12])/[.I12]" office:value-type="float" office:value="-0.429720418250951" calcext:value-type="float">
            <text:p>-0.429720418250951</text:p>
          </table:table-cell>
          <table:table-cell/>
          <table:table-cell office:value-type="float" office:value="3.29763290730289" calcext:value-type="float">
            <text:p>3.29763290730289</text:p>
          </table:table-cell>
          <table:table-cell table:style-name="ce1" office:value-type="float" office:value="0.00000026299797776187" calcext:value-type="float">
            <text:p>2.63E-07</text:p>
          </table:table-cell>
          <table:table-cell table:number-columns-repeated="7"/>
          <table:table-cell table:style-name="ce1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000007780134" calcext:value-type="float">
            <text:p>7.78E-07</text:p>
          </table:table-cell>
          <table:table-cell office:value-type="float" office:value="2.3" calcext:value-type="float">
            <text:p>2.3</text:p>
          </table:table-cell>
          <table:table-cell office:value-type="float" office:value="763.81" calcext:value-type="float">
            <text:p>7.64E+02</text:p>
          </table:table-cell>
          <table:table-cell table:formula="of:=[.D13]/1000000000" office:value-type="float" office:value="0.00000076381" calcext:value-type="float">
            <text:p>7.6381E-07</text:p>
          </table:table-cell>
          <table:table-cell table:formula="of:=([.B13]-[.E13])/[.E13]" office:value-type="float" office:value="0.0185954622222805" calcext:value-type="float">
            <text:p>0.018595462222281</text:p>
          </table:table-cell>
          <table:table-cell/>
          <table:table-cell office:value-type="float" office:value="3.5" calcext:value-type="float">
            <text:p>3.5</text:p>
          </table:table-cell>
          <table:table-cell table:style-name="ce1" office:value-type="float" office:value="0.000000192" calcext:value-type="float">
            <text:p>1.92E-07</text:p>
          </table:table-cell>
          <table:table-cell table:style-name="ce1" office:value-type="float" office:value="0.00000010895181" calcext:value-type="float">
            <text:p>1.09E-07</text:p>
          </table:table-cell>
          <table:table-cell table:formula="of:=([.J13]-[.I13])/[.I13]" office:value-type="float" office:value="-0.43254265625" calcext:value-type="float">
            <text:p>-0.43254265625</text:p>
          </table:table-cell>
          <table:table-cell/>
          <table:table-cell office:value-type="float" office:value="3.49793889718299" calcext:value-type="float">
            <text:p>3.49793889718299</text:p>
          </table:table-cell>
          <table:table-cell table:style-name="ce1" office:value-type="float" office:value="0.00000019132947508631" calcext:value-type="float">
            <text:p>1.91E-07</text:p>
          </table:table-cell>
          <table:table-cell table:number-columns-repeated="7"/>
          <table:table-cell table:style-name="ce1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000006569376" calcext:value-type="float">
            <text:p>6.57E-07</text:p>
          </table:table-cell>
          <table:table-cell office:value-type="float" office:value="2.4" calcext:value-type="float">
            <text:p>2.4</text:p>
          </table:table-cell>
          <table:table-cell office:value-type="float" office:value="646.36" calcext:value-type="float">
            <text:p>6.46E+02</text:p>
          </table:table-cell>
          <table:table-cell table:formula="of:=[.D14]/1000000000" office:value-type="float" office:value="0.00000064636" calcext:value-type="float">
            <text:p>6.4636E-07</text:p>
          </table:table-cell>
          <table:table-cell table:formula="of:=([.B14]-[.E14])/[.E14]" office:value-type="float" office:value="0.0163648740639891" calcext:value-type="float">
            <text:p>0.016364874063989</text:p>
          </table:table-cell>
          <table:table-cell/>
          <table:table-cell office:value-type="float" office:value="3.7" calcext:value-type="float">
            <text:p>3.7</text:p>
          </table:table-cell>
          <table:table-cell table:style-name="ce1" office:value-type="float" office:value="0.00000014" calcext:value-type="float">
            <text:p>1.40E-07</text:p>
          </table:table-cell>
          <table:table-cell table:style-name="ce1" office:value-type="float" office:value="0.00000007988487" calcext:value-type="float">
            <text:p>7.99E-08</text:p>
          </table:table-cell>
          <table:table-cell table:formula="of:=([.J14]-[.I14])/[.I14]" office:value-type="float" office:value="-0.429393785714286" calcext:value-type="float">
            <text:p>-0.429393785714286</text:p>
          </table:table-cell>
          <table:table-cell/>
          <table:table-cell office:value-type="float" office:value="3.69736110590797" calcext:value-type="float">
            <text:p>3.69736110590797</text:p>
          </table:table-cell>
          <table:table-cell table:style-name="ce1" office:value-type="float" office:value="0.00000013880570923331" calcext:value-type="float">
            <text:p>1.39E-07</text:p>
          </table:table-cell>
          <table:table-cell table:number-columns-repeated="7"/>
          <table:table-cell table:style-name="ce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0000558534" calcext:value-type="float">
            <text:p>5.59E-07</text:p>
          </table:table-cell>
          <table:table-cell office:value-type="float" office:value="2.5" calcext:value-type="float">
            <text:p>2.5</text:p>
          </table:table-cell>
          <table:table-cell office:value-type="float" office:value="546.68" calcext:value-type="float">
            <text:p>5.47E+02</text:p>
          </table:table-cell>
          <table:table-cell table:formula="of:=[.D15]/1000000000" office:value-type="float" office:value="0.00000054668" calcext:value-type="float">
            <text:p>5.4668E-07</text:p>
          </table:table-cell>
          <table:table-cell table:formula="of:=([.B15]-[.E15])/[.E15]" office:value-type="float" office:value="0.0216836174727447" calcext:value-type="float">
            <text:p>0.021683617472745</text:p>
          </table:table-cell>
          <table:table-cell/>
          <table:table-cell office:value-type="float" office:value="3.9" calcext:value-type="float">
            <text:p>3.9</text:p>
          </table:table-cell>
          <table:table-cell table:style-name="ce1" office:value-type="float" office:value="0.000000103" calcext:value-type="float">
            <text:p>1.03E-07</text:p>
          </table:table-cell>
          <table:table-cell table:style-name="ce1" office:value-type="float" office:value="0.00000005924037" calcext:value-type="float">
            <text:p>5.92E-08</text:p>
          </table:table-cell>
          <table:table-cell table:formula="of:=([.J15]-[.I15])/[.I15]" office:value-type="float" office:value="-0.424850776699029" calcext:value-type="float">
            <text:p>-0.424850776699029</text:p>
          </table:table-cell>
          <table:table-cell/>
          <table:table-cell office:value-type="float" office:value="3.89682163815811" calcext:value-type="float">
            <text:p>3.89682163815811</text:p>
          </table:table-cell>
          <table:table-cell table:style-name="ce1" office:value-type="float" office:value="0.00000010278624937183" calcext:value-type="float">
            <text:p>1.03E-07</text:p>
          </table:table-cell>
          <table:table-cell table:number-columns-repeated="7"/>
          <table:table-cell table:style-name="ce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00000472587" calcext:value-type="float">
            <text:p>4.73E-07</text:p>
          </table:table-cell>
          <table:table-cell office:value-type="float" office:value="2.6" calcext:value-type="float">
            <text:p>2.6</text:p>
          </table:table-cell>
          <table:table-cell office:value-type="float" office:value="462.45" calcext:value-type="float">
            <text:p>4.62E+02</text:p>
          </table:table-cell>
          <table:table-cell table:formula="of:=[.D16]/1000000000" office:value-type="float" office:value="0.00000046245" calcext:value-type="float">
            <text:p>4.6245E-07</text:p>
          </table:table-cell>
          <table:table-cell table:formula="of:=([.B16]-[.E16])/[.E16]" office:value-type="float" office:value="0.0219202075900097" calcext:value-type="float">
            <text:p>0.02192020759001</text:p>
          </table:table-cell>
          <table:table-cell/>
          <table:table-cell office:value-type="float" office:value="4.25" calcext:value-type="float">
            <text:p>4.25</text:p>
          </table:table-cell>
          <table:table-cell table:style-name="ce1" office:value-type="float" office:value="0.000000062" calcext:value-type="float">
            <text:p>6.20E-08</text:p>
          </table:table-cell>
          <table:table-cell office:value-type="float" office:value="0" calcext:value-type="float">
            <text:p>0</text:p>
          </table:table-cell>
          <table:table-cell table:formula="of:=([.J16]-[.I16])/[.I16]" office:value-type="float" office:value="-1" calcext:value-type="float">
            <text:p>-1</text:p>
          </table:table-cell>
          <table:table-cell/>
          <table:table-cell office:value-type="float" office:value="4.24820667671591" calcext:value-type="float">
            <text:p>4.24820667671591</text:p>
          </table:table-cell>
          <table:table-cell table:style-name="ce1" office:value-type="float" office:value="0.00000006160074546584" calcext:value-type="float">
            <text:p>6.16E-08</text:p>
          </table:table-cell>
          <table:table-cell table:number-columns-repeated="7"/>
          <table:table-cell table:style-name="ce1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0000004015251" calcext:value-type="float">
            <text:p>4.02E-07</text:p>
          </table:table-cell>
          <table:table-cell office:value-type="float" office:value="2.7" calcext:value-type="float">
            <text:p>2.7</text:p>
          </table:table-cell>
          <table:table-cell office:value-type="float" office:value="391.3" calcext:value-type="float">
            <text:p>3.91E+02</text:p>
          </table:table-cell>
          <table:table-cell table:formula="of:=[.D17]/1000000000" office:value-type="float" office:value="0.0000003913" calcext:value-type="float">
            <text:p>3.913E-07</text:p>
          </table:table-cell>
          <table:table-cell table:formula="of:=([.B17]-[.E17])/[.E17]" office:value-type="float" office:value="0.0261311014566828" calcext:value-type="float">
            <text:p>0.026131101456683</text:p>
          </table:table-cell>
          <table:table-cell/>
          <table:table-cell office:value-type="float" office:value="4.75" calcext:value-type="float">
            <text:p>4.75</text:p>
          </table:table-cell>
          <table:table-cell table:style-name="ce1" office:value-type="float" office:value="0.0000000299" calcext:value-type="float">
            <text:p>2.99E-08</text:p>
          </table:table-cell>
          <table:table-cell office:value-type="float" office:value="0" calcext:value-type="float">
            <text:p>0</text:p>
          </table:table-cell>
          <table:table-cell table:formula="of:=([.J17]-[.I17])/[.I17]" office:value-type="float" office:value="-1" calcext:value-type="float">
            <text:p>-1</text:p>
          </table:table-cell>
          <table:table-cell/>
          <table:table-cell office:value-type="float" office:value="4.74852198914844" calcext:value-type="float">
            <text:p>4.74852198914844</text:p>
          </table:table-cell>
          <table:table-cell table:style-name="ce1" office:value-type="float" office:value="0.00000002980010122936" calcext:value-type="float">
            <text:p>2.98E-08</text:p>
          </table:table-cell>
          <table:table-cell table:number-columns-repeated="7"/>
          <table:table-cell table:style-name="ce1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000003393834" calcext:value-type="float">
            <text:p>3.39E-07</text:p>
          </table:table-cell>
          <table:table-cell office:value-type="float" office:value="2.8" calcext:value-type="float">
            <text:p>2.8</text:p>
          </table:table-cell>
          <table:table-cell office:value-type="float" office:value="331.6" calcext:value-type="float">
            <text:p>3.32E+02</text:p>
          </table:table-cell>
          <table:table-cell table:formula="of:=[.D18]/1000000000" office:value-type="float" office:value="0.0000003316" calcext:value-type="float">
            <text:p>3.316E-07</text:p>
          </table:table-cell>
          <table:table-cell table:formula="of:=([.B18]-[.E18])/[.E18]" office:value-type="float" office:value="0.0234722557297949" calcext:value-type="float">
            <text:p>0.023472255729795</text:p>
          </table:table-cell>
          <table:table-cell/>
          <table:table-cell office:value-type="float" office:value="5.5" calcext:value-type="float">
            <text:p>5.5</text:p>
          </table:table-cell>
          <table:table-cell table:style-name="ce1" office:value-type="float" office:value="0.0000000111" calcext:value-type="float">
            <text:p>1.11E-08</text:p>
          </table:table-cell>
          <table:table-cell table:style-name="ce1" office:value-type="float" office:value="0.000000006483285" calcext:value-type="float">
            <text:p>6.48E-09</text:p>
          </table:table-cell>
          <table:table-cell table:formula="of:=([.J18]-[.I18])/[.I18]" office:value-type="float" office:value="-0.41592027027027" calcext:value-type="float">
            <text:p>-0.41592027027027</text:p>
          </table:table-cell>
          <table:table-cell/>
          <table:table-cell office:value-type="float" office:value="5.49938978008598" calcext:value-type="float">
            <text:p>5.49938978008598</text:p>
          </table:table-cell>
          <table:table-cell table:style-name="ce1" office:value-type="float" office:value="0.00000001100246649776" calcext:value-type="float">
            <text:p>1.10E-08</text:p>
          </table:table-cell>
          <table:table-cell table:number-columns-repeated="7"/>
          <table:table-cell table:style-name="ce1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00000028912473" calcext:value-type="float">
            <text:p>2.89E-07</text:p>
          </table:table-cell>
          <table:table-cell office:value-type="float" office:value="2.9" calcext:value-type="float">
            <text:p>2.9</text:p>
          </table:table-cell>
          <table:table-cell office:value-type="float" office:value="281.09" calcext:value-type="float">
            <text:p>2.81E+02</text:p>
          </table:table-cell>
          <table:table-cell table:formula="of:=[.D19]/1000000000" office:value-type="float" office:value="0.00000028109" calcext:value-type="float">
            <text:p>2.8109E-07</text:p>
          </table:table-cell>
          <table:table-cell table:formula="of:=([.B19]-[.E19])/[.E19]" office:value-type="float" office:value="0.0285841901170444" calcext:value-type="float">
            <text:p>0.028584190117044</text:p>
          </table:table-cell>
          <table:table-cell/>
          <table:table-cell office:value-type="float" office:value="6.5" calcext:value-type="float">
            <text:p>6.5</text:p>
          </table:table-cell>
          <table:table-cell table:style-name="ce1" office:value-type="float" office:value="0.00000000304" calcext:value-type="float">
            <text:p>3.04E-09</text:p>
          </table:table-cell>
          <table:table-cell table:style-name="ce1" office:value-type="float" office:value="0.000000001959201" calcext:value-type="float">
            <text:p>1.96E-09</text:p>
          </table:table-cell>
          <table:table-cell table:formula="of:=([.J19]-[.I19])/[.I19]" office:value-type="float" office:value="-0.355525986842105" calcext:value-type="float">
            <text:p>-0.355525986842105</text:p>
          </table:table-cell>
          <table:table-cell/>
          <table:table-cell office:value-type="float" office:value="6.50013022064807" calcext:value-type="float">
            <text:p>6.50013022064807</text:p>
          </table:table-cell>
          <table:table-cell table:style-name="ce1" office:value-type="float" office:value="0.00000000292899282087" calcext:value-type="float">
            <text:p>2.93E-09</text:p>
          </table:table-cell>
          <table:table-cell table:number-columns-repeated="7"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02448909" calcext:value-type="float">
            <text:p>2.45E-07</text:p>
          </table:table-cell>
          <table:table-cell office:value-type="float" office:value="3" calcext:value-type="float">
            <text:p>3</text:p>
          </table:table-cell>
          <table:table-cell office:value-type="float" office:value="238.41" calcext:value-type="float">
            <text:p>2.38E+02</text:p>
          </table:table-cell>
          <table:table-cell table:formula="of:=[.D20]/1000000000" office:value-type="float" office:value="0.00000023841" calcext:value-type="float">
            <text:p>2.3841E-07</text:p>
          </table:table-cell>
          <table:table-cell table:formula="of:=([.B20]-[.E20])/[.E20]" office:value-type="float" office:value="0.0271838429596074" calcext:value-type="float">
            <text:p>0.027183842959607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1" office:value-type="float" office:value="0.00000000092" calcext:value-type="float">
            <text:p>9.20E-10</text:p>
          </table:table-cell>
          <table:table-cell table:style-name="ce1" office:value-type="float" office:value="0.0000000006581172" calcext:value-type="float">
            <text:p>6.58E-10</text:p>
          </table:table-cell>
          <table:table-cell table:formula="of:=([.J20]-[.I20])/[.I20]" office:value-type="float" office:value="-0.284655217391304" calcext:value-type="float">
            <text:p>-0.284655217391304</text:p>
          </table:table-cell>
          <table:table-cell/>
          <table:table-cell office:value-type="float" office:value="7.50191717211314" calcext:value-type="float">
            <text:p>7.50191717211314</text:p>
          </table:table-cell>
          <table:table-cell table:style-name="ce1" office:value-type="float" office:value="0.0000000008702922367" calcext:value-type="float">
            <text:p>8.70E-10</text:p>
          </table:table-cell>
          <table:table-cell table:number-columns-repeated="7"/>
          <table:table-cell table:style-name="ce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00000020898138" calcext:value-type="float">
            <text:p>2.09E-07</text:p>
          </table:table-cell>
          <table:table-cell office:value-type="float" office:value="3.1" calcext:value-type="float">
            <text:p>3.1</text:p>
          </table:table-cell>
          <table:table-cell office:value-type="float" office:value="202.36" calcext:value-type="float">
            <text:p>2.02E+02</text:p>
          </table:table-cell>
          <table:table-cell table:formula="of:=[.D21]/1000000000" office:value-type="float" office:value="0.00000020236" calcext:value-type="float">
            <text:p>2.0236E-07</text:p>
          </table:table-cell>
          <table:table-cell table:formula="of:=([.B21]-[.E21])/[.E21]" office:value-type="float" office:value="0.0327207946234433" calcext:value-type="float">
            <text:p>0.032720794623443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" office:value-type="float" office:value="0.000000000303" calcext:value-type="float">
            <text:p>3.03E-10</text:p>
          </table:table-cell>
          <table:table-cell table:style-name="ce1" office:value-type="float" office:value="0.0000000002441898" calcext:value-type="float">
            <text:p>2.44E-10</text:p>
          </table:table-cell>
          <table:table-cell table:formula="of:=([.J21]-[.I21])/[.I21]" office:value-type="float" office:value="-0.194093069306931" calcext:value-type="float">
            <text:p>-0.194093069306931</text:p>
          </table:table-cell>
          <table:table-cell/>
          <table:table-cell office:value-type="float" office:value="8.50115587079711" calcext:value-type="float">
            <text:p>8.50115587079711</text:p>
          </table:table-cell>
          <table:table-cell table:style-name="ce1" office:value-type="float" office:value="0.00000000029687866128" calcext:value-type="float">
            <text:p>2.97E-10</text:p>
          </table:table-cell>
          <table:table-cell table:number-columns-repeated="7"/>
          <table:table-cell table:style-name="ce1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000001767759" calcext:value-type="float">
            <text:p>1.77E-07</text:p>
          </table:table-cell>
          <table:table-cell office:value-type="float" office:value="3.2" calcext:value-type="float">
            <text:p>3.2</text:p>
          </table:table-cell>
          <table:table-cell office:value-type="float" office:value="171.96" calcext:value-type="float">
            <text:p>1.72E+02</text:p>
          </table:table-cell>
          <table:table-cell table:formula="of:=[.D22]/1000000000" office:value-type="float" office:value="0.00000017196" calcext:value-type="float">
            <text:p>1.7196E-07</text:p>
          </table:table-cell>
          <table:table-cell table:formula="of:=([.B22]-[.E22])/[.E22]" office:value-type="float" office:value="0.0280059316120027" calcext:value-type="float">
            <text:p>0.028005931612003</text:p>
          </table:table-cell>
          <table:table-cell/>
          <table:table-cell office:value-type="string" calcext:value-type="string">
            <text:p>Pp-exp</text:p>
          </table:table-cell>
          <table:table-cell/>
          <table:table-cell office:value-type="string" calcext:value-type="string">
            <text:p>fonll+pythia</text:p>
          </table:table-cell>
          <table:table-cell office:value-type="string" calcext:value-type="string">
            <text:p>error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00000014998353" calcext:value-type="float">
            <text:p>1.50E-07</text:p>
          </table:table-cell>
          <table:table-cell office:value-type="float" office:value="3.3" calcext:value-type="float">
            <text:p>3.3</text:p>
          </table:table-cell>
          <table:table-cell office:value-type="float" office:value="146.29" calcext:value-type="float">
            <text:p>1.46E+02</text:p>
          </table:table-cell>
          <table:table-cell table:formula="of:=[.D23]/1000000000" office:value-type="float" office:value="0.00000014629" calcext:value-type="float">
            <text:p>1.4629E-07</text:p>
          </table:table-cell>
          <table:table-cell table:formula="of:=([.B23]-[.E23])/[.E23]" office:value-type="float" office:value="0.0252480005468589" calcext:value-type="float">
            <text:p>0.025248000546859</text:p>
          </table:table-cell>
          <table:table-cell table:number-columns-repeated="16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00000012813765" calcext:value-type="float">
            <text:p>1.28E-07</text:p>
          </table:table-cell>
          <table:table-cell office:value-type="float" office:value="3.4" calcext:value-type="float">
            <text:p>3.4</text:p>
          </table:table-cell>
          <table:table-cell office:value-type="float" office:value="124.61" calcext:value-type="float">
            <text:p>1.25E+02</text:p>
          </table:table-cell>
          <table:table-cell table:formula="of:=[.D24]/1000000000" office:value-type="float" office:value="0.00000012461" calcext:value-type="float">
            <text:p>1.2461E-07</text:p>
          </table:table-cell>
          <table:table-cell table:formula="of:=([.B24]-[.E24])/[.E24]" office:value-type="float" office:value="0.0283095257202472" calcext:value-type="float">
            <text:p>0.028309525720247</text:p>
          </table:table-cell>
          <table:table-cell table:number-columns-repeated="16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000010895181" calcext:value-type="float">
            <text:p>1.09E-07</text:p>
          </table:table-cell>
          <table:table-cell office:value-type="float" office:value="3.5" calcext:value-type="float">
            <text:p>3.5</text:p>
          </table:table-cell>
          <table:table-cell office:value-type="float" office:value="106.35" calcext:value-type="float">
            <text:p>1.06E+02</text:p>
          </table:table-cell>
          <table:table-cell table:formula="of:=[.D25]/1000000000" office:value-type="float" office:value="0.00000010635" calcext:value-type="float">
            <text:p>1.0635E-07</text:p>
          </table:table-cell>
          <table:table-cell table:formula="of:=([.B25]-[.E25])/[.E25]" office:value-type="float" office:value="0.0244645980253879" calcext:value-type="float">
            <text:p>0.024464598025388</text:p>
          </table:table-cell>
          <table:table-cell table:number-columns-repeated="16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00000009363867" calcext:value-type="float">
            <text:p>9.36E-08</text:p>
          </table:table-cell>
          <table:table-cell office:value-type="float" office:value="3.6" calcext:value-type="float">
            <text:p>3.6</text:p>
          </table:table-cell>
          <table:table-cell office:value-type="float" office:value="90.946" calcext:value-type="float">
            <text:p>9.09E+01</text:p>
          </table:table-cell>
          <table:table-cell table:formula="of:=[.D26]/1000000000" office:value-type="float" office:value="0.000000090946" calcext:value-type="float">
            <text:p>9.0946E-08</text:p>
          </table:table-cell>
          <table:table-cell table:formula="of:=([.B26]-[.E26])/[.E26]" office:value-type="float" office:value="0.0296073494161371" calcext:value-type="float">
            <text:p>0.029607349416137</text:p>
          </table:table-cell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00000007988487" calcext:value-type="float">
            <text:p>7.99E-08</text:p>
          </table:table-cell>
          <table:table-cell office:value-type="float" office:value="3.7" calcext:value-type="float">
            <text:p>3.7</text:p>
          </table:table-cell>
          <table:table-cell office:value-type="float" office:value="77.959" calcext:value-type="float">
            <text:p>7.80E+01</text:p>
          </table:table-cell>
          <table:table-cell table:formula="of:=[.D27]/1000000000" office:value-type="float" office:value="0.000000077959" calcext:value-type="float">
            <text:p>7.7959E-08</text:p>
          </table:table-cell>
          <table:table-cell table:formula="of:=([.B27]-[.E27])/[.E27]" office:value-type="float" office:value="0.024703626265088" calcext:value-type="float">
            <text:p>0.024703626265088</text:p>
          </table:table-cell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00000006885126" calcext:value-type="float">
            <text:p>6.89E-08</text:p>
          </table:table-cell>
          <table:table-cell office:value-type="float" office:value="3.8" calcext:value-type="float">
            <text:p>3.8</text:p>
          </table:table-cell>
          <table:table-cell office:value-type="float" office:value="66.817" calcext:value-type="float">
            <text:p>6.68E+01</text:p>
          </table:table-cell>
          <table:table-cell table:formula="of:=[.D28]/1000000000" office:value-type="float" office:value="0.000000066817" calcext:value-type="float">
            <text:p>6.6817E-08</text:p>
          </table:table-cell>
          <table:table-cell table:formula="of:=([.B28]-[.E28])/[.E28]" office:value-type="float" office:value="0.030445245970337" calcext:value-type="float">
            <text:p>0.030445245970337</text:p>
          </table:table-cell>
          <table:table-cell table:number-columns-repeated="16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00000005924037" calcext:value-type="float">
            <text:p>5.92E-08</text:p>
          </table:table-cell>
          <table:table-cell office:value-type="float" office:value="3.9" calcext:value-type="float">
            <text:p>3.9</text:p>
          </table:table-cell>
          <table:table-cell office:value-type="float" office:value="57.387" calcext:value-type="float">
            <text:p>5.74E+01</text:p>
          </table:table-cell>
          <table:table-cell table:formula="of:=[.D29]/1000000000" office:value-type="float" office:value="0.000000057387" calcext:value-type="float">
            <text:p>5.7387E-08</text:p>
          </table:table-cell>
          <table:table-cell table:formula="of:=([.B29]-[.E29])/[.E29]" office:value-type="float" office:value="0.0322959903810967" calcext:value-type="float">
            <text:p>0.032295990381097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05083839" calcext:value-type="float">
            <text:p>5.08E-08</text:p>
          </table:table-cell>
          <table:table-cell office:value-type="float" office:value="4" calcext:value-type="float">
            <text:p>4</text:p>
          </table:table-cell>
          <table:table-cell office:value-type="float" office:value="49.366" calcext:value-type="float">
            <text:p>4.94E+01</text:p>
          </table:table-cell>
          <table:table-cell table:formula="of:=[.D30]/1000000000" office:value-type="float" office:value="0.000000049366" calcext:value-type="float">
            <text:p>4.9366E-08</text:p>
          </table:table-cell>
          <table:table-cell table:formula="of:=([.B30]-[.E30])/[.E30]" office:value-type="float" office:value="0.0298259935988332" calcext:value-type="float">
            <text:p>0.029825993598833</text:p>
          </table:table-cell>
          <table:table-cell table:number-columns-repeated="16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00000004356468" calcext:value-type="float">
            <text:p>4.36E-08</text:p>
          </table:table-cell>
          <table:table-cell office:value-type="float" office:value="4.1" calcext:value-type="float">
            <text:p>4.1</text:p>
          </table:table-cell>
          <table:table-cell office:value-type="float" office:value="42.553" calcext:value-type="float">
            <text:p>4.26E+01</text:p>
          </table:table-cell>
          <table:table-cell table:formula="of:=[.D31]/1000000000" office:value-type="float" office:value="0.000000042553" calcext:value-type="float">
            <text:p>4.2553E-08</text:p>
          </table:table-cell>
          <table:table-cell table:formula="of:=([.B31]-[.E31])/[.E31]" office:value-type="float" office:value="0.0237745869856414" calcext:value-type="float">
            <text:p>0.023774586985642</text:p>
          </table:table-cell>
          <table:table-cell table:number-columns-repeated="16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00000003753813" calcext:value-type="float">
            <text:p>3.75E-08</text:p>
          </table:table-cell>
          <table:table-cell office:value-type="float" office:value="4.2" calcext:value-type="float">
            <text:p>4.2</text:p>
          </table:table-cell>
          <table:table-cell office:value-type="float" office:value="36.748" calcext:value-type="float">
            <text:p>3.67E+01</text:p>
          </table:table-cell>
          <table:table-cell table:formula="of:=[.D32]/1000000000" office:value-type="float" office:value="0.000000036748" calcext:value-type="float">
            <text:p>3.6748E-08</text:p>
          </table:table-cell>
          <table:table-cell table:formula="of:=([.B32]-[.E32])/[.E32]" office:value-type="float" office:value="0.0215013061935343" calcext:value-type="float">
            <text:p>0.021501306193534</text:p>
          </table:table-cell>
          <table:table-cell table:number-columns-repeated="16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00000003254286" calcext:value-type="float">
            <text:p>3.25E-08</text:p>
          </table:table-cell>
          <table:table-cell office:value-type="float" office:value="4.3" calcext:value-type="float">
            <text:p>4.3</text:p>
          </table:table-cell>
          <table:table-cell office:value-type="float" office:value="31.777" calcext:value-type="float">
            <text:p>3.18E+01</text:p>
          </table:table-cell>
          <table:table-cell table:formula="of:=[.D33]/1000000000" office:value-type="float" office:value="0.000000031777" calcext:value-type="float">
            <text:p>3.1777E-08</text:p>
          </table:table-cell>
          <table:table-cell table:formula="of:=([.B33]-[.E33])/[.E33]" office:value-type="float" office:value="0.0241010793970481" calcext:value-type="float">
            <text:p>0.024101079397048</text:p>
          </table:table-cell>
          <table:table-cell table:number-columns-repeated="16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000000028342761" calcext:value-type="float">
            <text:p>2.83E-08</text:p>
          </table:table-cell>
          <table:table-cell office:value-type="float" office:value="4.4" calcext:value-type="float">
            <text:p>4.4</text:p>
          </table:table-cell>
          <table:table-cell office:value-type="float" office:value="27.539" calcext:value-type="float">
            <text:p>2.75E+01</text:p>
          </table:table-cell>
          <table:table-cell table:formula="of:=[.D34]/1000000000" office:value-type="float" office:value="0.000000027539" calcext:value-type="float">
            <text:p>2.7539E-08</text:p>
          </table:table-cell>
          <table:table-cell table:formula="of:=([.B34]-[.E34])/[.E34]" office:value-type="float" office:value="0.0291862812738298" calcext:value-type="float">
            <text:p>0.02918628127383</text:p>
          </table:table-cell>
          <table:table-cell table:number-columns-repeated="1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0000024560607" calcext:value-type="float">
            <text:p>2.46E-08</text:p>
          </table:table-cell>
          <table:table-cell office:value-type="float" office:value="4.5" calcext:value-type="float">
            <text:p>4.5</text:p>
          </table:table-cell>
          <table:table-cell office:value-type="float" office:value="23.908" calcext:value-type="float">
            <text:p>2.39E+01</text:p>
          </table:table-cell>
          <table:table-cell table:formula="of:=[.D35]/1000000000" office:value-type="float" office:value="0.000000023908" calcext:value-type="float">
            <text:p>2.3908E-08</text:p>
          </table:table-cell>
          <table:table-cell table:formula="of:=([.B35]-[.E35])/[.E35]" office:value-type="float" office:value="0.027296595281914" calcext:value-type="float">
            <text:p>0.027296595281914</text:p>
          </table:table-cell>
          <table:table-cell table:number-columns-repeated="16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000000021253095" calcext:value-type="float">
            <text:p>2.13E-08</text:p>
          </table:table-cell>
          <table:table-cell office:value-type="float" office:value="4.6" calcext:value-type="float">
            <text:p>4.6</text:p>
          </table:table-cell>
          <table:table-cell office:value-type="float" office:value="20.794" calcext:value-type="float">
            <text:p>2.08E+01</text:p>
          </table:table-cell>
          <table:table-cell table:formula="of:=[.D36]/1000000000" office:value-type="float" office:value="0.000000020794" calcext:value-type="float">
            <text:p>2.0794E-08</text:p>
          </table:table-cell>
          <table:table-cell table:formula="of:=([.B36]-[.E36])/[.E36]" office:value-type="float" office:value="0.0220782437241511" calcext:value-type="float">
            <text:p>0.022078243724151</text:p>
          </table:table-cell>
          <table:table-cell table:number-columns-repeated="16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000000018592437" calcext:value-type="float">
            <text:p>1.86E-08</text:p>
          </table:table-cell>
          <table:table-cell office:value-type="float" office:value="4.7" calcext:value-type="float">
            <text:p>4.7</text:p>
          </table:table-cell>
          <table:table-cell office:value-type="float" office:value="18.112" calcext:value-type="float">
            <text:p>1.81E+01</text:p>
          </table:table-cell>
          <table:table-cell table:formula="of:=[.D37]/1000000000" office:value-type="float" office:value="0.000000018112" calcext:value-type="float">
            <text:p>1.8112E-08</text:p>
          </table:table-cell>
          <table:table-cell table:formula="of:=([.B37]-[.E37])/[.E37]" office:value-type="float" office:value="0.0265258944346291" calcext:value-type="float">
            <text:p>0.026525894434629</text:p>
          </table:table-cell>
          <table:table-cell table:number-columns-repeated="16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000000016136667" calcext:value-type="float">
            <text:p>1.61E-08</text:p>
          </table:table-cell>
          <table:table-cell office:value-type="float" office:value="4.8" calcext:value-type="float">
            <text:p>4.8</text:p>
          </table:table-cell>
          <table:table-cell office:value-type="float" office:value="15.81" calcext:value-type="float">
            <text:p>1.58E+01</text:p>
          </table:table-cell>
          <table:table-cell table:formula="of:=[.D38]/1000000000" office:value-type="float" office:value="0.00000001581" calcext:value-type="float">
            <text:p>1.581E-08</text:p>
          </table:table-cell>
          <table:table-cell table:formula="of:=([.B38]-[.E38])/[.E38]" office:value-type="float" office:value="0.0206620493358634" calcext:value-type="float">
            <text:p>0.020662049335863</text:p>
          </table:table-cell>
          <table:table-cell table:number-columns-repeated="16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000000014193402" calcext:value-type="float">
            <text:p>1.42E-08</text:p>
          </table:table-cell>
          <table:table-cell office:value-type="float" office:value="4.9" calcext:value-type="float">
            <text:p>4.9</text:p>
          </table:table-cell>
          <table:table-cell office:value-type="float" office:value="13.823" calcext:value-type="float">
            <text:p>1.38E+01</text:p>
          </table:table-cell>
          <table:table-cell table:formula="of:=[.D39]/1000000000" office:value-type="float" office:value="0.000000013823" calcext:value-type="float">
            <text:p>1.3823E-08</text:p>
          </table:table-cell>
          <table:table-cell table:formula="of:=([.B39]-[.E39])/[.E39]" office:value-type="float" office:value="0.0267960645301308" calcext:value-type="float">
            <text:p>0.026796064530131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012208623" calcext:value-type="float">
            <text:p>1.22E-08</text:p>
          </table:table-cell>
          <table:table-cell office:value-type="float" office:value="5" calcext:value-type="float">
            <text:p>5</text:p>
          </table:table-cell>
          <table:table-cell office:value-type="float" office:value="12.105" calcext:value-type="float">
            <text:p>1.21E+01</text:p>
          </table:table-cell>
          <table:table-cell table:formula="of:=[.D40]/1000000000" office:value-type="float" office:value="0.000000012105" calcext:value-type="float">
            <text:p>1.2105E-08</text:p>
          </table:table-cell>
          <table:table-cell table:formula="of:=([.B40]-[.E40])/[.E40]" office:value-type="float" office:value="0.00856034696406439" calcext:value-type="float">
            <text:p>0.008560346964064</text:p>
          </table:table-cell>
          <table:table-cell table:number-columns-repeated="16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000000010784469" calcext:value-type="float">
            <text:p>1.08E-08</text:p>
          </table:table-cell>
          <table:table-cell office:value-type="float" office:value="5.1" calcext:value-type="float">
            <text:p>5.1</text:p>
          </table:table-cell>
          <table:table-cell office:value-type="float" office:value="10.615" calcext:value-type="float">
            <text:p>1.06E+01</text:p>
          </table:table-cell>
          <table:table-cell table:formula="of:=[.D41]/1000000000" office:value-type="float" office:value="0.000000010615" calcext:value-type="float">
            <text:p>1.0615E-08</text:p>
          </table:table-cell>
          <table:table-cell table:formula="of:=([.B41]-[.E41])/[.E41]" office:value-type="float" office:value="0.0159650494583137" calcext:value-type="float">
            <text:p>0.015965049458314</text:p>
          </table:table-cell>
          <table:table-cell table:number-columns-repeated="16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00000000956337" calcext:value-type="float">
            <text:p>9.56E-09</text:p>
          </table:table-cell>
          <table:table-cell office:value-type="float" office:value="5.2" calcext:value-type="float">
            <text:p>5.2</text:p>
          </table:table-cell>
          <table:table-cell office:value-type="float" office:value="9.3195" calcext:value-type="float">
            <text:p>9.32E+00</text:p>
          </table:table-cell>
          <table:table-cell table:formula="of:=[.D42]/1000000000" office:value-type="float" office:value="0.0000000093195" calcext:value-type="float">
            <text:p>9.3195E-09</text:p>
          </table:table-cell>
          <table:table-cell table:formula="of:=([.B42]-[.E42])/[.E42]" office:value-type="float" office:value="0.026167712860132" calcext:value-type="float">
            <text:p>0.026167712860132</text:p>
          </table:table-cell>
          <table:table-cell table:number-columns-repeated="16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000000008395092" calcext:value-type="float">
            <text:p>8.40E-09</text:p>
          </table:table-cell>
          <table:table-cell office:value-type="float" office:value="5.3" calcext:value-type="float">
            <text:p>5.3</text:p>
          </table:table-cell>
          <table:table-cell office:value-type="float" office:value="8.1919" calcext:value-type="float">
            <text:p>8.19E+00</text:p>
          </table:table-cell>
          <table:table-cell table:formula="of:=[.D43]/1000000000" office:value-type="float" office:value="0.0000000081919" calcext:value-type="float">
            <text:p>8.1919E-09</text:p>
          </table:table-cell>
          <table:table-cell table:formula="of:=([.B43]-[.E43])/[.E43]" office:value-type="float" office:value="0.0248040137208704" calcext:value-type="float">
            <text:p>0.024804013720871</text:p>
          </table:table-cell>
          <table:table-cell table:number-columns-repeated="16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000000007333065" calcext:value-type="float">
            <text:p>7.33E-09</text:p>
          </table:table-cell>
          <table:table-cell office:value-type="float" office:value="5.4" calcext:value-type="float">
            <text:p>5.4</text:p>
          </table:table-cell>
          <table:table-cell office:value-type="float" office:value="7.2119" calcext:value-type="float">
            <text:p>7.21E+00</text:p>
          </table:table-cell>
          <table:table-cell table:formula="of:=[.D44]/1000000000" office:value-type="float" office:value="0.0000000072119" calcext:value-type="float">
            <text:p>7.2119E-09</text:p>
          </table:table-cell>
          <table:table-cell table:formula="of:=([.B44]-[.E44])/[.E44]" office:value-type="float" office:value="0.0168007043913532" calcext:value-type="float">
            <text:p>0.016800704391353</text:p>
          </table:table-cell>
          <table:table-cell table:number-columns-repeated="16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000000006483285" calcext:value-type="float">
            <text:p>6.48E-09</text:p>
          </table:table-cell>
          <table:table-cell office:value-type="float" office:value="5.5" calcext:value-type="float">
            <text:p>5.5</text:p>
          </table:table-cell>
          <table:table-cell office:value-type="float" office:value="6.3629" calcext:value-type="float">
            <text:p>6.36E+00</text:p>
          </table:table-cell>
          <table:table-cell table:formula="of:=[.D45]/1000000000" office:value-type="float" office:value="0.0000000063629" calcext:value-type="float">
            <text:p>6.3629E-09</text:p>
          </table:table-cell>
          <table:table-cell table:formula="of:=([.B45]-[.E45])/[.E45]" office:value-type="float" office:value="0.0189198321520061" calcext:value-type="float">
            <text:p>0.018919832152006</text:p>
          </table:table-cell>
          <table:table-cell table:number-columns-repeated="16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000000005641356" calcext:value-type="float">
            <text:p>5.64E-09</text:p>
          </table:table-cell>
          <table:table-cell office:value-type="float" office:value="5.6" calcext:value-type="float">
            <text:p>5.6</text:p>
          </table:table-cell>
          <table:table-cell office:value-type="float" office:value="5.6212" calcext:value-type="float">
            <text:p>5.62E+00</text:p>
          </table:table-cell>
          <table:table-cell table:formula="of:=[.D46]/1000000000" office:value-type="float" office:value="0.0000000056212" calcext:value-type="float">
            <text:p>5.6212E-09</text:p>
          </table:table-cell>
          <table:table-cell table:formula="of:=([.B46]-[.E46])/[.E46]" office:value-type="float" office:value="0.00358571123603509" calcext:value-type="float">
            <text:p>0.003585711236035</text:p>
          </table:table-cell>
          <table:table-cell table:number-columns-repeated="16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000000005034618" calcext:value-type="float">
            <text:p>5.03E-09</text:p>
          </table:table-cell>
          <table:table-cell office:value-type="float" office:value="5.7" calcext:value-type="float">
            <text:p>5.7</text:p>
          </table:table-cell>
          <table:table-cell office:value-type="float" office:value="4.9735" calcext:value-type="float">
            <text:p>4.97E+00</text:p>
          </table:table-cell>
          <table:table-cell table:formula="of:=[.D47]/1000000000" office:value-type="float" office:value="0.0000000049735" calcext:value-type="float">
            <text:p>4.9735E-09</text:p>
          </table:table-cell>
          <table:table-cell table:formula="of:=([.B47]-[.E47])/[.E47]" office:value-type="float" office:value="0.0122887302704333" calcext:value-type="float">
            <text:p>0.012288730270433</text:p>
          </table:table-cell>
          <table:table-cell table:number-columns-repeated="16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000000004459803" calcext:value-type="float">
            <text:p>4.46E-09</text:p>
          </table:table-cell>
          <table:table-cell office:value-type="float" office:value="5.8" calcext:value-type="float">
            <text:p>5.8</text:p>
          </table:table-cell>
          <table:table-cell office:value-type="float" office:value="4.4064" calcext:value-type="float">
            <text:p>4.41E+00</text:p>
          </table:table-cell>
          <table:table-cell table:formula="of:=[.D48]/1000000000" office:value-type="float" office:value="0.0000000044064" calcext:value-type="float">
            <text:p>4.4064E-09</text:p>
          </table:table-cell>
          <table:table-cell table:formula="of:=([.B48]-[.E48])/[.E48]" office:value-type="float" office:value="0.012119417211329" calcext:value-type="float">
            <text:p>0.012119417211329</text:p>
          </table:table-cell>
          <table:table-cell table:number-columns-repeated="16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000000003960384" calcext:value-type="float">
            <text:p>3.96E-09</text:p>
          </table:table-cell>
          <table:table-cell office:value-type="float" office:value="5.9" calcext:value-type="float">
            <text:p>5.9</text:p>
          </table:table-cell>
          <table:table-cell office:value-type="float" office:value="3.9097" calcext:value-type="float">
            <text:p>3.91E+00</text:p>
          </table:table-cell>
          <table:table-cell table:formula="of:=[.D49]/1000000000" office:value-type="float" office:value="0.0000000039097" calcext:value-type="float">
            <text:p>3.9097E-09</text:p>
          </table:table-cell>
          <table:table-cell table:formula="of:=([.B49]-[.E49])/[.E49]" office:value-type="float" office:value="0.0129636545003453" calcext:value-type="float">
            <text:p>0.01296365450034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003516945" calcext:value-type="float">
            <text:p>3.52E-09</text:p>
          </table:table-cell>
          <table:table-cell office:value-type="float" office:value="6" calcext:value-type="float">
            <text:p>6</text:p>
          </table:table-cell>
          <table:table-cell office:value-type="float" office:value="3.4734" calcext:value-type="float">
            <text:p>3.47E+00</text:p>
          </table:table-cell>
          <table:table-cell table:formula="of:=[.D50]/1000000000" office:value-type="float" office:value="0.0000000034734" calcext:value-type="float">
            <text:p>3.4734E-09</text:p>
          </table:table-cell>
          <table:table-cell table:formula="of:=([.B50]-[.E50])/[.E50]" office:value-type="float" office:value="0.0125367075487994" calcext:value-type="float">
            <text:p>0.0125367075488</text:p>
          </table:table-cell>
          <table:table-cell table:number-columns-repeated="16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000000003121968" calcext:value-type="float">
            <text:p>3.12E-09</text:p>
          </table:table-cell>
          <table:table-cell office:value-type="float" office:value="6.1" calcext:value-type="float">
            <text:p>6.1</text:p>
          </table:table-cell>
          <table:table-cell office:value-type="float" office:value="3.0888" calcext:value-type="float">
            <text:p>3.09E+00</text:p>
          </table:table-cell>
          <table:table-cell table:formula="of:=[.D51]/1000000000" office:value-type="float" office:value="0.0000000030888" calcext:value-type="float">
            <text:p>3.0888E-09</text:p>
          </table:table-cell>
          <table:table-cell table:formula="of:=([.B51]-[.E51])/[.E51]" office:value-type="float" office:value="0.0107381507381507" calcext:value-type="float">
            <text:p>0.010738150738151</text:p>
          </table:table-cell>
          <table:table-cell table:number-columns-repeated="16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0000000027868398" calcext:value-type="float">
            <text:p>2.79E-09</text:p>
          </table:table-cell>
          <table:table-cell office:value-type="float" office:value="6.2" calcext:value-type="float">
            <text:p>6.2</text:p>
          </table:table-cell>
          <table:table-cell office:value-type="float" office:value="2.7515" calcext:value-type="float">
            <text:p>2.75E+00</text:p>
          </table:table-cell>
          <table:table-cell table:formula="of:=[.D52]/1000000000" office:value-type="float" office:value="0.0000000027515" calcext:value-type="float">
            <text:p>2.7515E-09</text:p>
          </table:table-cell>
          <table:table-cell table:formula="of:=([.B52]-[.E52])/[.E52]" office:value-type="float" office:value="0.0128438306378339" calcext:value-type="float">
            <text:p>0.012843830637834</text:p>
          </table:table-cell>
          <table:table-cell table:number-columns-repeated="16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0000000024706548" calcext:value-type="float">
            <text:p>2.47E-09</text:p>
          </table:table-cell>
          <table:table-cell office:value-type="float" office:value="6.3" calcext:value-type="float">
            <text:p>6.3</text:p>
          </table:table-cell>
          <table:table-cell office:value-type="float" office:value="2.4542" calcext:value-type="float">
            <text:p>2.45E+00</text:p>
          </table:table-cell>
          <table:table-cell table:formula="of:=[.D53]/1000000000" office:value-type="float" office:value="0.0000000024542" calcext:value-type="float">
            <text:p>2.4542E-09</text:p>
          </table:table-cell>
          <table:table-cell table:formula="of:=([.B53]-[.E53])/[.E53]" office:value-type="float" office:value="0.00670475103903502" calcext:value-type="float">
            <text:p>0.006704751039035</text:p>
          </table:table-cell>
          <table:table-cell table:number-columns-repeated="16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0000000021981501" calcext:value-type="float">
            <text:p>2.20E-09</text:p>
          </table:table-cell>
          <table:table-cell office:value-type="float" office:value="6.4" calcext:value-type="float">
            <text:p>6.4</text:p>
          </table:table-cell>
          <table:table-cell office:value-type="float" office:value="2.1918" calcext:value-type="float">
            <text:p>2.19E+00</text:p>
          </table:table-cell>
          <table:table-cell table:formula="of:=[.D54]/1000000000" office:value-type="float" office:value="0.0000000021918" calcext:value-type="float">
            <text:p>2.1918E-09</text:p>
          </table:table-cell>
          <table:table-cell table:formula="of:=([.B54]-[.E54])/[.E54]" office:value-type="float" office:value="0.00289720777443184" calcext:value-type="float">
            <text:p>0.002897207774432</text:p>
          </table:table-cell>
          <table:table-cell table:number-columns-repeated="16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000000001959201" calcext:value-type="float">
            <text:p>1.96E-09</text:p>
          </table:table-cell>
          <table:table-cell office:value-type="float" office:value="6.5" calcext:value-type="float">
            <text:p>6.5</text:p>
          </table:table-cell>
          <table:table-cell office:value-type="float" office:value="1.9595" calcext:value-type="float">
            <text:p>1.96E+00</text:p>
          </table:table-cell>
          <table:table-cell table:formula="of:=[.D55]/1000000000" office:value-type="float" office:value="0.0000000019595" calcext:value-type="float">
            <text:p>1.9595E-09</text:p>
          </table:table-cell>
          <table:table-cell table:formula="of:=([.B55]-[.E55])/[.E55]" office:value-type="float" office:value="-0.000152589946414997" calcext:value-type="float">
            <text:p>-0.000152589946415</text:p>
          </table:table-cell>
          <table:table-cell table:number-columns-repeated="16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0000000017581572" calcext:value-type="float">
            <text:p>1.76E-09</text:p>
          </table:table-cell>
          <table:table-cell office:value-type="float" office:value="6.6" calcext:value-type="float">
            <text:p>6.6</text:p>
          </table:table-cell>
          <table:table-cell office:value-type="float" office:value="1.7542" calcext:value-type="float">
            <text:p>1.75E+00</text:p>
          </table:table-cell>
          <table:table-cell table:formula="of:=[.D56]/1000000000" office:value-type="float" office:value="0.0000000017542" calcext:value-type="float">
            <text:p>1.7542E-09</text:p>
          </table:table-cell>
          <table:table-cell table:formula="of:=([.B56]-[.E56])/[.E56]" office:value-type="float" office:value="0.00225584311937065" calcext:value-type="float">
            <text:p>0.002255843119371</text:p>
          </table:table-cell>
          <table:table-cell table:number-columns-repeated="16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0000000015666966" calcext:value-type="float">
            <text:p>1.57E-09</text:p>
          </table:table-cell>
          <table:table-cell office:value-type="float" office:value="6.7" calcext:value-type="float">
            <text:p>6.7</text:p>
          </table:table-cell>
          <table:table-cell office:value-type="float" office:value="1.5716" calcext:value-type="float">
            <text:p>1.57E+00</text:p>
          </table:table-cell>
          <table:table-cell table:formula="of:=[.D57]/1000000000" office:value-type="float" office:value="0.0000000015716" calcext:value-type="float">
            <text:p>1.5716E-09</text:p>
          </table:table-cell>
          <table:table-cell table:formula="of:=([.B57]-[.E57])/[.E57]" office:value-type="float" office:value="-0.00312000509035385" calcext:value-type="float">
            <text:p>-0.003120005090354</text:p>
          </table:table-cell>
          <table:table-cell table:number-columns-repeated="16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000000001395885" calcext:value-type="float">
            <text:p>1.40E-09</text:p>
          </table:table-cell>
          <table:table-cell office:value-type="float" office:value="6.8" calcext:value-type="float">
            <text:p>6.8</text:p>
          </table:table-cell>
          <table:table-cell office:value-type="float" office:value="1.4098" calcext:value-type="float">
            <text:p>1.41E+00</text:p>
          </table:table-cell>
          <table:table-cell table:formula="of:=[.D58]/1000000000" office:value-type="float" office:value="0.0000000014098" calcext:value-type="float">
            <text:p>1.4098E-09</text:p>
          </table:table-cell>
          <table:table-cell table:formula="of:=([.B58]-[.E58])/[.E58]" office:value-type="float" office:value="-0.00987019435380901" calcext:value-type="float">
            <text:p>-0.009870194353809</text:p>
          </table:table-cell>
          <table:table-cell table:number-columns-repeated="16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0000000012661299" calcext:value-type="float">
            <text:p>1.27E-09</text:p>
          </table:table-cell>
          <table:table-cell office:value-type="float" office:value="6.9" calcext:value-type="float">
            <text:p>6.9</text:p>
          </table:table-cell>
          <table:table-cell office:value-type="float" office:value="1.2662" calcext:value-type="float">
            <text:p>1.27E+00</text:p>
          </table:table-cell>
          <table:table-cell table:formula="of:=[.D59]/1000000000" office:value-type="float" office:value="0.0000000012662" calcext:value-type="float">
            <text:p>1.2662E-09</text:p>
          </table:table-cell>
          <table:table-cell table:formula="of:=([.B59]-[.E59])/[.E59]" office:value-type="float" office:value="-0.0000553625019744211" calcext:value-type="float">
            <text:p>-5.53625019744211E-05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00011333418" calcext:value-type="float">
            <text:p>1.13E-09</text:p>
          </table:table-cell>
          <table:table-cell office:value-type="float" office:value="7" calcext:value-type="float">
            <text:p>7</text:p>
          </table:table-cell>
          <table:table-cell office:value-type="float" office:value="1.138" calcext:value-type="float">
            <text:p>1.14E+00</text:p>
          </table:table-cell>
          <table:table-cell table:formula="of:=[.D60]/1000000000" office:value-type="float" office:value="0.000000001138" calcext:value-type="float">
            <text:p>1.138E-09</text:p>
          </table:table-cell>
          <table:table-cell table:formula="of:=([.B60]-[.E60])/[.E60]" office:value-type="float" office:value="-0.00409332161687162" calcext:value-type="float">
            <text:p>-0.004093321616872</text:p>
          </table:table-cell>
          <table:table-cell table:number-columns-repeated="16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0000000010065852" calcext:value-type="float">
            <text:p>1.01E-09</text:p>
          </table:table-cell>
          <table:table-cell office:value-type="float" office:value="7.1" calcext:value-type="float">
            <text:p>7.1</text:p>
          </table:table-cell>
          <table:table-cell office:value-type="float" office:value="1.0242" calcext:value-type="float">
            <text:p>1.02E+00</text:p>
          </table:table-cell>
          <table:table-cell table:formula="of:=[.D61]/1000000000" office:value-type="float" office:value="0.0000000010242" calcext:value-type="float">
            <text:p>1.0242E-09</text:p>
          </table:table-cell>
          <table:table-cell table:formula="of:=([.B61]-[.E61])/[.E61]" office:value-type="float" office:value="-0.0171985940246046" calcext:value-type="float">
            <text:p>-0.017198594024605</text:p>
          </table:table-cell>
          <table:table-cell table:number-columns-repeated="16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0000000009103341" calcext:value-type="float">
            <text:p>9.10E-10</text:p>
          </table:table-cell>
          <table:table-cell office:value-type="float" office:value="7.2" calcext:value-type="float">
            <text:p>7.2</text:p>
          </table:table-cell>
          <table:table-cell office:value-type="float" office:value="0.92255" calcext:value-type="float">
            <text:p>9.23E-01</text:p>
          </table:table-cell>
          <table:table-cell table:formula="of:=[.D62]/1000000000" office:value-type="float" office:value="0.00000000092255" calcext:value-type="float">
            <text:p>9.2255E-10</text:p>
          </table:table-cell>
          <table:table-cell table:formula="of:=([.B62]-[.E62])/[.E62]" office:value-type="float" office:value="-0.0132414503278955" calcext:value-type="float">
            <text:p>-0.013241450327896</text:p>
          </table:table-cell>
          <table:table-cell table:number-columns-repeated="16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0000000008199078" calcext:value-type="float">
            <text:p>8.20E-10</text:p>
          </table:table-cell>
          <table:table-cell office:value-type="float" office:value="7.3" calcext:value-type="float">
            <text:p>7.3</text:p>
          </table:table-cell>
          <table:table-cell office:value-type="float" office:value="0.83194" calcext:value-type="float">
            <text:p>8.32E-01</text:p>
          </table:table-cell>
          <table:table-cell table:formula="of:=[.D63]/1000000000" office:value-type="float" office:value="0.00000000083194" calcext:value-type="float">
            <text:p>8.3194E-10</text:p>
          </table:table-cell>
          <table:table-cell table:formula="of:=([.B63]-[.E63])/[.E63]" office:value-type="float" office:value="-0.0144628218381133" calcext:value-type="float">
            <text:p>-0.014462821838113</text:p>
          </table:table-cell>
          <table:table-cell table:number-columns-repeated="16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0000000007403292" calcext:value-type="float">
            <text:p>7.40E-10</text:p>
          </table:table-cell>
          <table:table-cell office:value-type="float" office:value="7.4" calcext:value-type="float">
            <text:p>7.4</text:p>
          </table:table-cell>
          <table:table-cell office:value-type="float" office:value="0.75106" calcext:value-type="float">
            <text:p>7.51E-01</text:p>
          </table:table-cell>
          <table:table-cell table:formula="of:=[.D64]/1000000000" office:value-type="float" office:value="0.00000000075106" calcext:value-type="float">
            <text:p>7.5106E-10</text:p>
          </table:table-cell>
          <table:table-cell table:formula="of:=([.B64]-[.E64])/[.E64]" office:value-type="float" office:value="-0.0142875402764093" calcext:value-type="float">
            <text:p>-0.014287540276409</text:p>
          </table:table-cell>
          <table:table-cell table:number-columns-repeated="16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0000000006581172" calcext:value-type="float">
            <text:p>6.58E-10</text:p>
          </table:table-cell>
          <table:table-cell office:value-type="float" office:value="7.5" calcext:value-type="float">
            <text:p>7.5</text:p>
          </table:table-cell>
          <table:table-cell office:value-type="float" office:value="0.67824" calcext:value-type="float">
            <text:p>6.78E-01</text:p>
          </table:table-cell>
          <table:table-cell table:formula="of:=[.D65]/1000000000" office:value-type="float" office:value="0.00000000067824" calcext:value-type="float">
            <text:p>6.7824E-10</text:p>
          </table:table-cell>
          <table:table-cell table:formula="of:=([.B65]-[.E65])/[.E65]" office:value-type="float" office:value="-0.0296691436659588" calcext:value-type="float">
            <text:p>-0.029669143665959</text:p>
          </table:table-cell>
          <table:table-cell table:number-columns-repeated="16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000000000603777" calcext:value-type="float">
            <text:p>6.04E-10</text:p>
          </table:table-cell>
          <table:table-cell office:value-type="float" office:value="7.6" calcext:value-type="float">
            <text:p>7.6</text:p>
          </table:table-cell>
          <table:table-cell office:value-type="float" office:value="0.61347" calcext:value-type="float">
            <text:p>6.13E-01</text:p>
          </table:table-cell>
          <table:table-cell table:formula="of:=[.D66]/1000000000" office:value-type="float" office:value="0.00000000061347" calcext:value-type="float">
            <text:p>6.1347E-10</text:p>
          </table:table-cell>
          <table:table-cell table:formula="of:=([.B66]-[.E66])/[.E66]" office:value-type="float" office:value="-0.0158002836324513" calcext:value-type="float">
            <text:p>-0.015800283632451</text:p>
          </table:table-cell>
          <table:table-cell table:number-columns-repeated="16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0000000005457819" calcext:value-type="float">
            <text:p>5.46E-10</text:p>
          </table:table-cell>
          <table:table-cell office:value-type="float" office:value="7.7" calcext:value-type="float">
            <text:p>7.7</text:p>
          </table:table-cell>
          <table:table-cell office:value-type="float" office:value="0.55507" calcext:value-type="float">
            <text:p>5.55E-01</text:p>
          </table:table-cell>
          <table:table-cell table:formula="of:=[.D67]/1000000000" office:value-type="float" office:value="0.00000000055507" calcext:value-type="float">
            <text:p>5.5507E-10</text:p>
          </table:table-cell>
          <table:table-cell table:formula="of:=([.B67]-[.E67])/[.E67]" office:value-type="float" office:value="-0.0167332048210134" calcext:value-type="float">
            <text:p>-0.016733204821013</text:p>
          </table:table-cell>
          <table:table-cell table:number-columns-repeated="16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0000000004928472" calcext:value-type="float">
            <text:p>4.93E-10</text:p>
          </table:table-cell>
          <table:table-cell office:value-type="float" office:value="7.8" calcext:value-type="float">
            <text:p>7.8</text:p>
          </table:table-cell>
          <table:table-cell office:value-type="float" office:value="0.50272" calcext:value-type="float">
            <text:p>5.03E-01</text:p>
          </table:table-cell>
          <table:table-cell table:formula="of:=[.D68]/1000000000" office:value-type="float" office:value="0.00000000050272" calcext:value-type="float">
            <text:p>5.0272E-10</text:p>
          </table:table-cell>
          <table:table-cell table:formula="of:=([.B68]-[.E68])/[.E68]" office:value-type="float" office:value="-0.0196387651177591" calcext:value-type="float">
            <text:p>-0.019638765117759</text:p>
          </table:table-cell>
          <table:table-cell table:number-columns-repeated="16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0000000004448331" calcext:value-type="float">
            <text:p>4.45E-10</text:p>
          </table:table-cell>
          <table:table-cell office:value-type="float" office:value="7.9" calcext:value-type="float">
            <text:p>7.9</text:p>
          </table:table-cell>
          <table:table-cell office:value-type="float" office:value="0.45574" calcext:value-type="float">
            <text:p>4.56E-01</text:p>
          </table:table-cell>
          <table:table-cell table:formula="of:=[.D69]/1000000000" office:value-type="float" office:value="0.00000000045574" calcext:value-type="float">
            <text:p>4.5574E-10</text:p>
          </table:table-cell>
          <table:table-cell table:formula="of:=([.B69]-[.E69])/[.E69]" office:value-type="float" office:value="-0.0239322859525167" calcext:value-type="float">
            <text:p>-0.02393228595251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0004005204" calcext:value-type="float">
            <text:p>4.01E-10</text:p>
          </table:table-cell>
          <table:table-cell office:value-type="float" office:value="8" calcext:value-type="float">
            <text:p>8</text:p>
          </table:table-cell>
          <table:table-cell office:value-type="float" office:value="0.41379" calcext:value-type="float">
            <text:p>4.14E-01</text:p>
          </table:table-cell>
          <table:table-cell table:formula="of:=[.D70]/1000000000" office:value-type="float" office:value="0.00000000041379" calcext:value-type="float">
            <text:p>4.1379E-10</text:p>
          </table:table-cell>
          <table:table-cell table:formula="of:=([.B70]-[.E70])/[.E70]" office:value-type="float" office:value="-0.0320684405133038" calcext:value-type="float">
            <text:p>-0.032068440513304</text:p>
          </table:table-cell>
          <table:table-cell table:number-columns-repeated="16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0000000003625248" calcext:value-type="float">
            <text:p>3.63E-10</text:p>
          </table:table-cell>
          <table:table-cell office:value-type="float" office:value="8.1" calcext:value-type="float">
            <text:p>8.1</text:p>
          </table:table-cell>
          <table:table-cell office:value-type="float" office:value="0.37553" calcext:value-type="float">
            <text:p>3.76E-01</text:p>
          </table:table-cell>
          <table:table-cell table:formula="of:=[.D71]/1000000000" office:value-type="float" office:value="0.00000000037553" calcext:value-type="float">
            <text:p>3.7553E-10</text:p>
          </table:table-cell>
          <table:table-cell table:formula="of:=([.B71]-[.E71])/[.E71]" office:value-type="float" office:value="-0.0346315873565361" calcext:value-type="float">
            <text:p>-0.034631587356536</text:p>
          </table:table-cell>
          <table:table-cell table:number-columns-repeated="16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0000000003294999" calcext:value-type="float">
            <text:p>3.29E-10</text:p>
          </table:table-cell>
          <table:table-cell office:value-type="float" office:value="8.2" calcext:value-type="float">
            <text:p>8.2</text:p>
          </table:table-cell>
          <table:table-cell office:value-type="float" office:value="0.34164" calcext:value-type="float">
            <text:p>3.42E-01</text:p>
          </table:table-cell>
          <table:table-cell table:formula="of:=[.D72]/1000000000" office:value-type="float" office:value="0.00000000034164" calcext:value-type="float">
            <text:p>3.4164E-10</text:p>
          </table:table-cell>
          <table:table-cell table:formula="of:=([.B72]-[.E72])/[.E72]" office:value-type="float" office:value="-0.0355347734457324" calcext:value-type="float">
            <text:p>-0.035534773445732</text:p>
          </table:table-cell>
          <table:table-cell table:number-columns-repeated="16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00000000029932011" calcext:value-type="float">
            <text:p>2.99E-10</text:p>
          </table:table-cell>
          <table:table-cell office:value-type="float" office:value="8.3" calcext:value-type="float">
            <text:p>8.3</text:p>
          </table:table-cell>
          <table:table-cell office:value-type="float" office:value="0.31059" calcext:value-type="float">
            <text:p>3.11E-01</text:p>
          </table:table-cell>
          <table:table-cell table:formula="of:=[.D73]/1000000000" office:value-type="float" office:value="0.00000000031059" calcext:value-type="float">
            <text:p>3.1059E-10</text:p>
          </table:table-cell>
          <table:table-cell table:formula="of:=([.B73]-[.E73])/[.E73]" office:value-type="float" office:value="-0.0362854245146334" calcext:value-type="float">
            <text:p>-0.036285424514633</text:p>
          </table:table-cell>
          <table:table-cell table:number-columns-repeated="16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00000000026973675" calcext:value-type="float">
            <text:p>2.70E-10</text:p>
          </table:table-cell>
          <table:table-cell office:value-type="float" office:value="8.4" calcext:value-type="float">
            <text:p>8.4</text:p>
          </table:table-cell>
          <table:table-cell office:value-type="float" office:value="0.2827" calcext:value-type="float">
            <text:p>2.83E-01</text:p>
          </table:table-cell>
          <table:table-cell table:formula="of:=[.D74]/1000000000" office:value-type="float" office:value="0.0000000002827" calcext:value-type="float">
            <text:p>2.827E-10</text:p>
          </table:table-cell>
          <table:table-cell table:formula="of:=([.B74]-[.E74])/[.E74]" office:value-type="float" office:value="-0.0458551467987267" calcext:value-type="float">
            <text:p>-0.045855146798727</text:p>
          </table:table-cell>
          <table:table-cell table:number-columns-repeated="16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0000000002441898" calcext:value-type="float">
            <text:p>2.44E-10</text:p>
          </table:table-cell>
          <table:table-cell office:value-type="float" office:value="8.5" calcext:value-type="float">
            <text:p>8.5</text:p>
          </table:table-cell>
          <table:table-cell office:value-type="float" office:value="0.25757" calcext:value-type="float">
            <text:p>2.58E-01</text:p>
          </table:table-cell>
          <table:table-cell table:formula="of:=[.D75]/1000000000" office:value-type="float" office:value="0.00000000025757" calcext:value-type="float">
            <text:p>2.5757E-10</text:p>
          </table:table-cell>
          <table:table-cell table:formula="of:=([.B75]-[.E75])/[.E75]" office:value-type="float" office:value="-0.0519478200100944" calcext:value-type="float">
            <text:p>-0.0519478200100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onll+pythia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relative error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2:39:08.691837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6T20:07:37.475163921</meta:creation-date>
    <dc:date>2021-02-17T13:04:20.834124456</dc:date>
    <meta:editing-duration>PT45M18S</meta:editing-duration>
    <meta:editing-cycles>5</meta:editing-cycles>
    <meta:generator>LibreOffice/7.0.4.2$Linux_X86_64 LibreOffice_project/00$Build-2</meta:generator>
    <meta:document-statistic meta:table-count="1" meta:cell-count="581" meta:object-count="0"/>
  </office:meta>
</office:document-meta>
</file>